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ampler.setInitialContextFactor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addJMSProperties( Text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Sampler.get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Sampler.threadStarted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JMSSampler.creat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ampler.setUseReqMsgIdAsCorrelI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Principal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ampler.sample( Entry ent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MSSampler.setTimeou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isUseReqMsgIdAsCorr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QueueConnectionFactory( String q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JNDI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Receive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ContextProvide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Queu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JNDIProperties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isNon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logThread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Sampler.printEnvironment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ampler.getArgumen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SendQue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Arguments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Contex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JMSProperties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setReceiveQue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Sampler.getSend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InitialCont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MSSampler.getJM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isOn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getCredentials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ampler.useTemporyQue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ampler.setIsOneway( boolean isOnew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ampler.threadFinish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Sampler.setNonPersisten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